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regulation in 1978 gave airlines in the U.S. the flexibility to determine their own schedules, routes, and fares, as long as they followed the guidelines formulated by the Federal Aviation Administration. The science of airline revenue management started gaining attention from</text:p>
      <text:p text:style-name="Standard">then onwards. More recently with the progress of DP and simulation, the problem of airline revenue management has been studied via near-optimal or optimal techniques. The main decision to be made in the context of revenue management is to decide whether to accept or reject customers as they arrive, via a website (McGill and van Ryzin, 1999), for the price they are willing to pay. Essentially, the airline offers different fares for differing privileges for a given origin–destination itinerary, and customers reserve tickets accordingly. But as time passes and as seats at different fares are sold, the airline must close down certain fares and open new fares—in order to maximize their profits. This is the central theme underlying the dynamics of the airline revenue</text:p>
      <text:p text:style-name="Standard">management problem.</text:p>
      <text:p text:style-name="Standard"/>
      <text:p text:style-name="Standard">Durham (1995) estimates that a reservation system may need to</text:p>
      <text:p text:style-name="Standard">handle up to five thousand potential bookings per second, which should</text:p>
      <text:p text:style-name="Standard">highlight the importance and scale of this problem. The customer in the</text:p>
      <text:p text:style-name="Standard">main cabin of the economy class is generally offered a set of several</text:p>
      <text:p text:style-name="Standard">different fares for a given origin–destination plan. Internally, for the</text:p>
      <text:p text:style-name="Standard">airline, each fare is associated to a fare class. Different fare classes</text:p>
      <text:p text:style-name="Standard">do not imply that the seats are located in different sections of the</text:p>
      <text:p text:style-name="Standard">plane; typically, all seats are available to all fare classes within the</text:p>
      <text:p text:style-name="Standard">cabin. Generally, the lower fare classes are among the first ones to be</text:p>
      <text:p text:style-name="Standard">closed down by the airline. This is because, in general, the lower fare</text:p>
      <text:p text:style-name="Standard">classes have the greatest demand and are hence sold first; however,</text:p>
      <text:p text:style-name="Standard">it should be noted that the higher fare classes may offer advantages,</text:p>
      <text:p text:style-name="Standard">and hence some passengers arriving early in the booking horizon may</text:p>
      <text:p text:style-name="Standard">actually buy higher fares, even when lower fares are still available.</text:p>
      <text:p text:style-name="Standard">Customers who choose to pay a higher fare, even when lower ones are</text:p>
      <text:p text:style-name="Standard">available, generally, receive better benefits such as a lower cancellation</text:p>
      <text:p text:style-name="Standard">penalty or the ability to board the flight sooner. In general though,</text:p>
      <text:p text:style-name="Standard">customers arriving earlier in the booking horizon are more likely to buy</text:p>
      <text:p text:style-name="Standard">a lower-priced ticket. Each airline typically updates its price offerings</text:p>
      <text:p text:style-name="Standard">regularly based on the time remaining until departure, preferences of</text:p>
      <text:p text:style-name="Standard">the customer, and many other factors. Prices have to be adjusted in</text:p>
      <text:p text:style-name="Standard">a suitable manner in order for the continued success of an airline</text:p>
      <text:p text:style-name="Standard">company.</text:p>
      <text:p text:style-name="Standard"/>
      <text:p text:style-name="Standard">Mathematically, the problem of setting prices is really one of deter-</text:p>
      <text:p text:style-name="Standard">mining the number of seats to be allocated to each fare class in a way</text:p>
      <text:p text:style-name="Standard">that leads to the maximum profits. If too many seats are allocated to</text:p>
      <text:p text:style-name="Standard">the lower fare classes, there would be few empty seats at the time of</text:p>
      <text:p text:style-name="Standard">departure, but low profits would also result at the same time. On the</text:p>
      <text:p text:style-name="Standard">other hand, if too many seats are allocated to the higher fare classes,</text:p>
      <text:p text:style-name="Standard">one will end up with many empty seats at the time of departure, which</text:p>
      <text:p text:style-name="Standard">will also lead to diminished profits. Thus, airlines seek a compromise</text:p>
      <text:p text:style-name="Standard">between these two extreme scenarios to strike a balance.</text:p>
      <text:p text:style-name="Standard"/>
      <text:p text:style-name="Standard">Another aspect of this problem is the number of empty seats in</text:p>
      <text:p text:style-name="Standard">the plane when it takes off. Airline seats are a perishable commodity,</text:p>
      <text:p text:style-name="Standard">meaning that as soon as a flight departs, any empty seat signifies a loss</text:p>
      <text:p text:style-name="Standard">of potential revenue. Needless to add, airline companies strive to reduce</text:p>
      <text:p text:style-name="Standard">the probability of empty seats; of course, this is a world of cut-throat</text:p>
      <text:p text:style-name="Standard"><text:soft-page-break/>competition, and every opportunity to make revenues is seized upon by</text:p>
      <text:p text:style-name="Standard">competitors, making it essential for every airline to ensure that it loses</text:p>
      <text:p text:style-name="Standard">no opportunity to make revenues in a legal manner. These cancellations</text:p>
      <text:p text:style-name="Standard">and no shows are accounted for by overbooking a flight. This implies</text:p>
      <text:p text:style-name="Standard">that the airline company sells more seats than the total number of</text:p>
      <text:p text:style-name="Standard">seats available on the plane. If the number of passengers who show</text:p>
      <text:p text:style-name="Standard">up exceeds the capacity, the airline company must pay an overbooking</text:p>
      <text:p text:style-name="Standard">penalty to the passengers who could not get a seat (a compensation fee)</text:p>
      <text:p text:style-name="Standard">and also find a new flight for them.</text:p>
      <text:p text:style-name="Standard"/>
      <text:p text:style-name="Standard">Taken together, for any given origin–destination, the demand for</text:p>
      <text:p text:style-name="Standard">different fares, the probability of cancellations, and overbooking make</text:p>
      <text:p text:style-name="Standard">the airline revenue management problem a challenging one in which it</text:p>
      <text:p text:style-name="Standard">is necessary to get the arithmetic right in terms of how many seats are</text:p>
      <text:p text:style-name="Standard">sold at each fare, prior to flight departure. This requires data collection</text:p>
      <text:p text:style-name="Standard">on the actual demand for each fare, the cancellation probabilities,</text:p>
      <text:p text:style-name="Standard">the cancellation penalties, and the overbooking penalties. When this</text:p>
      <text:p text:style-name="Standard">data is available, one can either use a heuristic, or if the problem</text:p>
      <text:p text:style-name="Standard">has a small dimension, a more advanced DP technique. DP techniques</text:p>
      <text:p text:style-name="Standard">break down on large-scale problems encountered in industry; though</text:p>
      <text:p text:style-name="Standard">heuristics work on large-scale problems, they are always questionable</text:p>
      <text:p text:style-name="Standard">in terms of how close to optimality their solutions are. In this paper,</text:p>
      <text:p text:style-name="Standard">we will use the SMDP model underlying DP, but use an RL technique</text:p>
      <text:p text:style-name="Standard">that can be employed on large-scale problems for solution purposes. RL</text:p>
      <text:p text:style-name="Standard">can generate near-optimal solutions on MDPs/SMDPs when DP breaks</text:p>
      <text:p text:style-name="Standard">down on them due to their large dimensionality, making it impossible</text:p>
      <text:p text:style-name="Standard">to compute the TPs underlying the respective Markov chains. We</text:p>
      <text:p text:style-name="Standard">will also show that the RL-based approach outperforms the heuristic</text:p>
      <text:p text:style-name="Standard">approach in our numerical experiments.</text:p>
      <text:p text:style-name="Standard"/>
      <text:p text:style-name="Standard">We now enumerate two assumptions made in our model. (1) We</text:p>
      <text:p text:style-name="Standard">assume a binary choice to the customer: either the customer accepts</text:p>
      <text:p text:style-name="Standard">the offer of the current fare or rejects it. This assumption is justified</text:p>
      <text:p text:style-name="Standard">by the nature of the data we use for our simulation model, where</text:p>
      <text:p text:style-name="Standard">the arrival process is assumed to be Poisson and hence the arrival of</text:p>
      <text:p text:style-name="Standard">each customer class is an independent Poisson process (see Chapter 2</text:p>
      <text:p text:style-name="Standard">of Kao (1996)). See also Talluri and van Ryzin (2004a) for a model in</text:p>
      <text:p text:style-name="Standard">which this assumption is relaxed, but, their approach is not simulation-</text:p>
      <text:p text:style-name="Standard">based; rather used in conjunction with the heuristic EMSR-b. (2) The</text:p>
      <text:p text:style-name="Standard">input data for every leg in the network is known and can be used</text:p>
      <text:p text:style-name="Standard">independently for each leg. The decomposition of the network problem</text:p>
      <text:p text:style-name="Standard">into independent legs is possible via the Displacement Adjusted Virtual</text:p>
      <text:p text:style-name="Standard">Revenue approach developed in the revenue management community</text:p>
      <text:p text:style-name="Standard">(see Talluri and van Ryzin (2004b)) for networks. The decomposition</text:p>
      <text:p text:style-name="Standard">allows the airline to focus on the key legs that generate the most</text:p>
      <text:p text:style-name="Standard">revenues and use the very tractable single-leg approach in each of the</text:p>
      <text:p text:style-name="Standard">legs studied. A network model that considers multiple legs becomes too</text:p>
      <text:p text:style-name="Standard">unwieldy and acquires a black-box nature that practicing managers are</text:p>
      <text:p text:style-name="Standard">not attracted to. Also, from a technical standpoint, network problems</text:p>
      <text:p text:style-name="Standard">become intractable for simulation-based settings and typically require</text:p>
      <text:p text:style-name="Standard">either multi-stage stochastic programming (Chen and Homem-de Mello,</text:p>
      <text:p text:style-name="Standard">2010) or a recently developed fluid model (Dai et al., 2019). As</text:p>
      <text:p text:style-name="Standard"><text:soft-page-break/>such, the single-leg approach continues to be popular in the airline</text:p>
      <text:p text:style-name="Standard">industry, as indicated to us by industry practitioners in the 2016 Annual</text:p>
      <text:p text:style-name="Standard">Conference of the Institute of Operations Research and Management</text:p>
      <text:p text:style-name="Standard">Science (INFORMS) during our presentatio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5:12:09.661042801</meta:creation-date>
    <dc:date>2025-03-12T15:25:43.149968905</dc:date>
    <meta:editing-duration>PT2M47S</meta:editing-duration>
    <meta:editing-cycles>1</meta:editing-cycles>
    <meta:document-statistic meta:table-count="0" meta:image-count="0" meta:object-count="0" meta:page-count="3" meta:paragraph-count="94" meta:word-count="1183" meta:character-count="7144" meta:non-whitespace-character-count="6059"/>
    <meta:generator>LibreOffice/24.2.7.2$Linux_X86_64 LibreOffice_project/420$Build-2</meta:generator>
  </office:meta>
</office:document-meta>
</file>